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16.53cm" fo:min-width="4.28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17.554cm" fo:min-width="2.304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0.652cm" fo:min-width="2.402cm" fo:padding-top="0.15cm" fo:padding-bottom="0.15cm" fo:padding-left="0.275cm" fo:padding-right="0.275cm"/>
    </style:style>
    <style:style style:name="gr4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12.412cm" fo:min-width="0.147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10.412cm" fo:min-width="0.146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1.494cm" fo:min-width="2.197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8.576cm" fo:min-width="16.326cm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3cm" draw:marker-start-width="0.45cm" draw:marker-end-width="0.45cm" draw:fill="solid" draw:fill-color="#3465a4" draw:textarea-horizontal-align="justify" draw:textarea-vertical-align="middle" draw:auto-grow-height="false" fo:min-height="6.722cm" fo:min-width="10.008cm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10.847cm" fo:min-width="14.139cm" fo:padding-top="0.15cm" fo:padding-bottom="0.15cm" fo:padding-left="0.275cm" fo:padding-right="0.275cm" draw:shadow="hidden"/>
    </style:style>
    <style:style style:name="gr10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9.7cm" fo:min-width="13.45cm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25cm" draw:marker-start-width="0.38cm" draw:marker-end-width="0.38cm" draw:fill="solid" draw:fill-color="#3465a4" draw:textarea-horizontal-align="justify" draw:textarea-vertical-align="middle" draw:auto-grow-height="false" fo:min-height="5.39cm" fo:min-width="4.628cm" fo:padding-top="-0.025cm" fo:padding-bottom="-0.025cm" fo:padding-left="-0.025cm" fo:padding-right="-0.025cm" draw:shadow="hidden"/>
    </style:style>
    <style:style style:name="gr12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9.7cm" fo:min-width="14.45cm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4.7cm" fo:min-width="14.45cm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9.7cm" fo:min-width="18.45cm" fo:padding-top="0.15cm" fo:padding-bottom="0.15cm" fo:padding-left="0.275cm" fo:padding-right="0.275cm"/>
    </style:style>
    <style:style style:name="gr15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0.408cm" fo:min-width="5.158cm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width="0.25cm" draw:marker-start-width="0.38cm" draw:marker-end-width="0.38cm" draw:stroke-linejoin="bevel" svg:stroke-linecap="square" draw:fill="solid" draw:fill-color="#3465a4" draw:textarea-horizontal-align="justify" draw:textarea-vertical-align="middle" draw:auto-grow-height="false" fo:min-height="0.408cm" fo:min-width="2.158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width="0.3cm" svg:stroke-color="#ffffff" draw:marker-start-width="0.6cm" draw:marker-end-width="0.6cm" draw:fill="solid" draw:fill-color="#3465a4" draw:auto-grow-height="false" fo:min-height="8.921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draw:stroke="solid" svg:stroke-linecap="square" draw:fill-color="#3465a4" draw:textarea-horizontal-align="justify" draw:textarea-vertical-align="middle" draw:auto-grow-height="false" fo:min-height="4.75cm" fo:min-width="11.5cm"/>
      <style:paragraph-properties style:writing-mode="lr-tb"/>
    </style:style>
    <style:style style:name="gr19" style:family="graphic" style:parent-style-name="objectwithoutfill">
      <style:graphic-properties draw:stroke="solid" draw:stroke-dash="Long_20_Dash" svg:stroke-color="#ffffff" draw:marker-start="Dimension_20_Lines" draw:marker-start-width="1cm" draw:marker-end="Dimension_20_Lines" draw:marker-end-width="1cm" draw:fill="none" draw:fill-color="#3465a4"/>
    </style:style>
    <style:style style:name="gr20" style:family="graphic" style:parent-style-name="objectwithoutfill">
      <style:graphic-properties draw:stroke="solid" draw:stroke-dash="Long_20_Dash" svg:stroke-width="0.15cm" svg:stroke-color="#ffffff" draw:marker-start="Dimension_20_Lines" draw:marker-start-width="0.68cm" draw:marker-end="" draw:marker-end-width="0.68cm" draw:fill="none" draw:fill-color="#3465a4" fo:padding-top="0.1cm" fo:padding-bottom="0.1cm" fo:padding-left="0.225cm" fo:padding-right="0.225cm"/>
    </style:style>
    <style:style style:name="P1" style:family="paragraph">
      <loext:graphic-properties draw:fill="solid" draw:fill-color="#3465a4"/>
      <style:paragraph-properties fo:text-align="center"/>
    </style:style>
    <style:style style:name="P2" style:family="paragraph">
      <loext:graphic-properties draw:fill="solid" draw:fill-color="#3465a4"/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loext:graphic-properties draw:fill="solid" draw:fill-color="#3465a4"/>
      <style:paragraph-properties fo:text-align="center" style:writing-mode="lr-tb">
        <style:tab-stops/>
      </style:paragraph-properties>
      <style:text-properties fo:color="#ffffff" fo:font-size="72pt" style:font-size-asian="18pt" style:font-size-complex="18pt"/>
    </style:style>
    <style:style style:name="P5" style:family="paragraph">
      <loext:graphic-properties draw:fill="solid" draw:fill-color="#3465a4"/>
      <style:paragraph-properties fo:text-align="center" style:writing-mode="lr-tb">
        <style:tab-stops/>
      </style:paragraph-properties>
      <style:text-properties fo:color="#ffffff" fo:font-size="32pt" style:font-size-asian="18pt" style:font-size-complex="18pt"/>
    </style:style>
    <style:style style:name="P6" style:family="paragraph">
      <style:paragraph-properties fo:text-align="center" style:writing-mode="lr-tb"/>
      <style:text-properties fo:color="#ffffff" fo:font-size="40pt" style:font-size-asian="18pt" style:font-size-complex="18pt"/>
    </style:style>
    <style:style style:name="P7" style:family="paragraph">
      <loext:graphic-properties draw:fill-color="#3465a4"/>
      <style:paragraph-properties fo:text-align="center" style:writing-mode="lr-tb"/>
      <style:text-properties fo:color="#ffffff" fo:font-size="40pt" style:font-size-asian="18pt" style:font-size-complex="18pt"/>
    </style:style>
    <style:style style:name="P8" style:family="paragraph">
      <loext:graphic-properties draw:fill="none" draw:fill-color="#3465a4"/>
      <style:paragraph-properties fo:text-align="center"/>
    </style:style>
    <style:style style:name="T1" style:family="text">
      <style:text-properties fo:color="#ffffff" fo:font-size="72pt" style:font-size-asian="18pt" style:font-size-complex="18pt"/>
    </style:style>
    <style:style style:name="T2" style:family="text">
      <style:text-properties fo:color="#ffffff" fo:font-size="32pt" style:font-size-asian="18pt" style:font-size-complex="18pt"/>
    </style:style>
    <style:style style:name="T3" style:family="text">
      <style:text-properties fo:color="#ffffff" fo:font-size="4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6cm" svg:height="18cm" svg:x="21.75cm" svg:y="10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7198.800199966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3cm" svg:height="18cm" svg:x="21.751cm" svg:y="10.0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799.700049991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3cm" svg:height="1cm" svg:x="21.75cm" svg:y="10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799.700049991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3cm" svg:height="1cm" svg:x="21.75cm" svg:y="2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799.700049991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4" draw:text-style-name="P1" draw:layer="measurelines" svg:width="0.985cm" svg:height="13cm" svg:x="77.6cm" svg:y="2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1" draw:layer="layout" svg:width="0.984cm" svg:height="11cm" svg:x="74.648cm" svg:y="4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1" draw:layer="layout" svg:width="2.953cm" svg:height="2cm" svg:x="79.569cm" svg:y="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805.5378583680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" draw:layer="layout" svg:width="20cm" svg:height="12cm" svg:x="68.25cm" svg:y="7cm">
              <text:p/>
              <draw:enhanced-geometry svg:viewBox="0 0 21600 21600" draw:path-stretchpoint-x="10800" draw:path-stretchpoint-y="10800" draw:text-areas="?f3 ?f4 ?f5 ?f6" draw:type="round-rectangle" draw:modifiers="9598.9334518386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8" draw:text-style-name="P1" draw:layer="layout" svg:width="15cm" svg:height="10cm" svg:x="90.75cm" svg:y="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9" draw:text-style-name="P1" draw:layer="layout" svg:width="0cm" svg:height="0cm" svg:x="42.217cm" svg:y="6.747cm" svg:viewBox="0 0 0 0" draw:points="0,0">
            <text:p/>
          </draw:polygon>
          <draw:polygon draw:style-name="gr9" draw:text-style-name="P1" draw:layer="layout" svg:width="0cm" svg:height="0cm" svg:x="60.759cm" svg:y="20.92cm" svg:viewBox="0 0 0 0" draw:points="0,0">
            <text:p/>
          </draw:polygon>
          <draw:custom-shape draw:style-name="gr10" draw:text-style-name="P1" draw:layer="layout" svg:width="14cm" svg:height="10cm" svg:x="83.25cm" svg:y="14cm">
            <text:p/>
            <draw:enhanced-geometry svg:viewBox="0 0 21600 21600" draw:type="rectangle" draw:enhanced-path="M 0 0 L 21600 0 21600 21600 0 21600 0 0 Z N"/>
          </draw:custom-shape>
          <draw:path draw:style-name="gr11" draw:text-style-name="P2" draw:layer="layout" svg:width="11.999cm" svg:height="10.999cm" svg:x="7.25cm" svg:y="13cm" svg:viewBox="0 0 12000 11000" svg:d="M11947 1027c0 3323 0 6647 0 9970-2568 19-6429 19-11946-3273 0-1378 0-2041 0-3419 4552-3165 9378-3165 11946-3278zM12000 0zM0 10998z">
            <text:p/>
          </draw:path>
          <draw:g>
            <draw:custom-shape draw:style-name="gr12" draw:text-style-name="P1" draw:layer="layout" svg:width="15cm" svg:height="10cm" svg:x="68.25cm" svg:y="14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" draw:layer="layout" svg:width="15cm" svg:height="5cm" svg:x="68.25cm" svg:y="1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4" draw:text-style-name="P1" draw:layer="layout" svg:width="19cm" svg:height="10cm" svg:x="49.25cm" svg:y="1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2" draw:text-style-name="P1" draw:layer="layout" svg:width="15cm" svg:height="10cm" svg:x="34.25cm" svg:y="14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1" draw:layer="layout" svg:width="15cm" svg:height="5cm" svg:x="34.25cm" svg:y="1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2" draw:text-style-name="P1" draw:layer="layout" svg:width="15cm" svg:height="10cm" svg:x="19.25cm" svg:y="1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5" draw:text-style-name="P1" draw:layer="layout" svg:width="6cm" svg:height="1cm" svg:x="87.75cm" svg:y="18.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1" draw:layer="layout" svg:width="3cm" svg:height="1cm" svg:x="87.751cm" svg:y="18.50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5" draw:text-style-name="P1" draw:layer="layout" svg:width="6cm" svg:height="1cm" svg:x="21.75cm" svg:y="18.5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" draw:text-style-name="P1" draw:layer="layout" svg:width="3cm" svg:height="1cm" svg:x="21.751cm" svg:y="18.501cm">
              <text:p/>
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path draw:style-name="gr11" draw:text-style-name="P2" draw:layer="layout" svg:width="6.999cm" svg:height="6.999cm" svg:x="0.25cm" svg:y="15.25cm" svg:viewBox="0 0 7000 7000" svg:d="M6969 654c0 2114 0 4229 0 6344-1498 12-3750 12-6969-2083 0-877 0-1299 0-2175 2656-2015 5471-2015 6969-2086zM7000 0zM0 6999z">
            <text:p/>
          </draw:path>
        </draw:g>
        <draw:g>
          <draw:frame draw:style-name="gr17" draw:text-style-name="P4" draw:layer="layout" svg:width="11.56cm" svg:height="3cm" svg:x="7.44cm" svg:y="17.5cm">
            <draw:text-box>
              <text:p text:style-name="P3"><text:span text:style-name="T1">2</text:span></text:p>
            </draw:text-box>
          </draw:frame>
          <draw:frame draw:style-name="gr17" draw:text-style-name="P4" draw:layer="layout" svg:width="5.588cm" svg:height="3cm" svg:x="1.346cm" svg:y="17.5cm">
            <draw:text-box>
              <text:p text:style-name="P3"><text:span text:style-name="T1">1</text:span></text:p>
            </draw:text-box>
          </draw:frame>
          <draw:frame draw:style-name="gr17" draw:text-style-name="P4" draw:layer="layout" svg:width="5cm" svg:height="3cm" svg:x="28.48cm" svg:y="17.5cm">
            <draw:text-box>
              <text:p text:style-name="P3"><text:span text:style-name="T1">3</text:span></text:p>
            </draw:text-box>
          </draw:frame>
          <draw:frame draw:style-name="gr17" draw:text-style-name="P4" draw:layer="layout" svg:width="14cm" svg:height="3cm" svg:x="34.75cm" svg:y="15cm">
            <draw:text-box>
              <text:p text:style-name="P3"><text:span text:style-name="T1">4</text:span></text:p>
            </draw:text-box>
          </draw:frame>
          <draw:frame draw:style-name="gr17" draw:text-style-name="P4" draw:layer="layout" svg:width="14cm" svg:height="3cm" svg:x="34.75cm" svg:y="19.81cm">
            <draw:text-box>
              <text:p text:style-name="P3"><text:span text:style-name="T1">5</text:span></text:p>
            </draw:text-box>
          </draw:frame>
          <draw:frame draw:style-name="gr17" draw:text-style-name="P4" draw:layer="layout" svg:width="5cm" svg:height="3cm" svg:x="56.25cm" svg:y="17.5cm">
            <draw:text-box>
              <text:p text:style-name="P3"><text:span text:style-name="T1">6</text:span></text:p>
            </draw:text-box>
          </draw:frame>
          <draw:frame draw:style-name="gr17" draw:text-style-name="P4" draw:layer="layout" svg:width="14cm" svg:height="3cm" svg:x="68.75cm" svg:y="15cm">
            <draw:text-box>
              <text:p text:style-name="P3"><text:span text:style-name="T1">8</text:span></text:p>
            </draw:text-box>
          </draw:frame>
          <draw:frame draw:style-name="gr17" draw:text-style-name="P4" draw:layer="layout" svg:width="14cm" svg:height="3cm" svg:x="68.75cm" svg:y="19.81cm">
            <draw:text-box>
              <text:p text:style-name="P3"><text:span text:style-name="T1">9</text:span></text:p>
            </draw:text-box>
          </draw:frame>
          <draw:frame draw:style-name="gr17" draw:text-style-name="P4" draw:layer="layout" svg:width="10cm" svg:height="3cm" svg:x="73.25cm" svg:y="9cm">
            <draw:text-box>
              <text:p text:style-name="P3"><text:span text:style-name="T1">7</text:span></text:p>
            </draw:text-box>
          </draw:frame>
          <draw:frame draw:style-name="gr17" draw:text-style-name="P4" draw:layer="layout" svg:width="5cm" svg:height="3cm" svg:x="99.25cm" svg:y="17.5cm">
            <draw:text-box>
              <text:p text:style-name="P3"><text:span text:style-name="T1">11</text:span></text:p>
            </draw:text-box>
          </draw:frame>
          <draw:frame draw:style-name="gr17" draw:text-style-name="P4" draw:layer="layout" svg:width="3.5cm" svg:height="3cm" svg:x="84cm" svg:y="17.5cm">
            <draw:text-box>
              <text:p text:style-name="P3"><text:span text:style-name="T1">10</text:span></text:p>
            </draw:text-box>
          </draw:frame>
          <draw:frame draw:style-name="gr17" draw:text-style-name="P5" draw:layer="layout" svg:width="2.2cm" svg:height="2cm" svg:x="25.222cm" svg:y="11.605cm">
            <draw:text-box>
              <text:p text:style-name="P3"><text:span text:style-name="T2">12</text:span></text:p>
            </draw:text-box>
          </draw:frame>
          <draw:frame draw:style-name="gr17" draw:text-style-name="P5" draw:layer="layout" svg:width="2.2cm" svg:height="2cm" svg:x="25.22cm" svg:y="24.5cm">
            <draw:text-box>
              <text:p text:style-name="P3"><text:span text:style-name="T2">12</text:span></text:p>
            </draw:text-box>
          </draw:frame>
        </draw:g>
        <draw:g>
          <draw:custom-shape draw:style-name="gr18" draw:text-style-name="P7" draw:layer="layout" svg:width="12cm" svg:height="5cm" svg:x="93.75cm" svg:y="0.25cm">
            <text:p text:style-name="P6"><text:span text:style-name="T3"/></text:p>
            <text:p text:style-name="P6"><text:span text:style-name="T3">10.0 cm</text:span></text:p>
            <draw:enhanced-geometry svg:viewBox="0 0 21600 21600" draw:type="rectangle" draw:enhanced-path="M 0 0 L 21600 0 21600 21600 0 21600 0 0 Z N"/>
          </draw:custom-shape>
          <draw:g>
            <draw:line draw:style-name="gr19" draw:text-style-name="P8" draw:layer="layout" svg:x1="94.75cm" svg:y1="1.75cm" svg:x2="104.75cm" svg:y2="1.75cm">
              <text:p/>
            </draw:line>
            <draw:line draw:style-name="gr19" draw:text-style-name="P8" draw:layer="layout" svg:x1="94.75cm" svg:y1="1.75cm" svg:x2="104.75cm" svg:y2="1.75cm">
              <text:p/>
            </draw:line>
            <draw:line draw:style-name="gr20" draw:text-style-name="P8" draw:layer="layout" svg:x1="95.75cm" svg:y1="1.75cm" svg:x2="96.75cm" svg:y2="1.75cm">
              <text:p/>
            </draw:line>
            <draw:line draw:style-name="gr20" draw:text-style-name="P8" draw:layer="layout" svg:x1="96.75cm" svg:y1="1.75cm" svg:x2="97.75cm" svg:y2="1.75cm">
              <text:p/>
            </draw:line>
            <draw:line draw:style-name="gr20" draw:text-style-name="P8" draw:layer="layout" svg:x1="97.75cm" svg:y1="1.75cm" svg:x2="98.75cm" svg:y2="1.75cm">
              <text:p/>
            </draw:line>
            <draw:line draw:style-name="gr20" draw:text-style-name="P8" draw:layer="layout" svg:x1="98.75cm" svg:y1="1.75cm" svg:x2="99.75cm" svg:y2="1.75cm">
              <text:p/>
            </draw:line>
            <draw:line draw:style-name="gr20" draw:text-style-name="P8" draw:layer="layout" svg:x1="99.75cm" svg:y1="1.75cm" svg:x2="100.75cm" svg:y2="1.75cm">
              <text:p/>
            </draw:line>
            <draw:line draw:style-name="gr20" draw:text-style-name="P8" draw:layer="layout" svg:x1="100.75cm" svg:y1="1.75cm" svg:x2="101.75cm" svg:y2="1.75cm">
              <text:p/>
            </draw:line>
            <draw:line draw:style-name="gr20" draw:text-style-name="P8" draw:layer="layout" svg:x1="101.75cm" svg:y1="1.75cm" svg:x2="102.75cm" svg:y2="1.75cm">
              <text:p/>
            </draw:line>
            <draw:line draw:style-name="gr20" draw:text-style-name="P8" draw:layer="layout" svg:x1="102.75cm" svg:y1="1.75cm" svg:x2="103.75cm" svg:y2="1.75cm">
              <text:p/>
            </draw:line>
            <draw:line draw:style-name="gr20" draw:text-style-name="P8" draw:layer="layout" svg:x1="103.75cm" svg:y1="1.75cm" svg:x2="104.75cm" svg:y2="1.75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2cm" svg:stroke-color="#ffffff" draw:marker-start-width="0.5cm" draw:marker-start-center="false" draw:marker-end-width="0.5cm" draw:marker-end-center="false" draw:fill="solid" draw:fill-color="#729fcf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6cm" fo:page-height="30cm" style:print-orientation="landscape"/>
    </style:page-layout>
    <style:style style:name="Mdp1" style:family="drawing-page">
      <style:drawing-page-properties draw:background-size="border" draw:fill="none" draw:fill-color="#3465a4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7T23:33:00.211613446</meta:creation-date>
    <dc:date>2023-02-26T07:35:40.144570962</dc:date>
    <meta:editing-duration>PT7H22M50S</meta:editing-duration>
    <meta:editing-cycles>131</meta:editing-cycles>
    <meta:generator>LibreOffice/6.4.7.2$Linux_X86_64 LibreOffice_project/40$Build-2</meta:generator>
    <meta:document-statistic meta:object-count="59"/>
  </office:meta>
</office:document-meta>
</file>